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background-color="#000000">
        <style:background-image/>
      </style:paragraph-properties>
      <style:text-properties fo:color="#ffffff" style:font-name="Chalkduster" fo:background-color="transparent"/>
    </style:style>
    <style:style style:name="P2" style:family="paragraph" style:parent-style-name="Standard">
      <style:paragraph-properties fo:background-color="#000000">
        <style:background-image/>
      </style:paragraph-properties>
      <style:text-properties fo:color="#ffffff" style:font-name="Chalkduster" fo:background-color="transparent"/>
    </style:style>
    <style:style style:name="P3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Chalkduster" fo:font-size="16pt" fo:background-color="transparen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Willkomnen auf meiner virtuellen Party</text:p>
      <text:p text:style-name="P1"/>
      <text:p text:style-name="P1">Ich habt Euch schon erfolgreich auf der Party eingefunden.</text:p>
      <text:p text:style-name="P1"/>
      <text:p text:style-name="P1">Hier findet Ihr eine kleinen Anleitung (für alle Informationen bis unten scrollen): </text:p>
      <text:p text:style-name="P1"/>
      <text:p text:style-name="P1">Diese virtuelle Welt funktioniert am flüssigsten mit dem Chrome (Chromium) – Browser; mit dem Firefox gibt es normalerweise Probleme mit der WebCam.</text:p>
      <text:p text:style-name="P1"/>
      <text:p text:style-name="P1">Ihr müsst dem Browser erlauben auf Eurer Mikrofon und die Kamera zuzugreifen.</text:p>
      <text:p text:style-name="P1"/>
      <text:p text:style-name="P1">Wenn Ihr Euch unten rechts im Browser selbst seht, dann funkioniert Eure Kamera erfolgreich.</text:p>
      <text:p text:style-name="P1"/>
      <text:p text:style-name="P1">Bitte verwendet Euren richtigen Namen, damit erkennbar ist, wer Ihr seid. Den Namen kann man ändern, indem man oben auf das „Burger-Symbl“ (3-Striche) klickt und dann „Edit Name“ klickt.</text:p>
      <text:p text:style-name="P1"/>
      <text:p text:style-name="P1">In der virtuellen Welt bewegt man sich mit den Pfeiltasten. Wenn man jemandem begegnet und sich ihm nähert kann man mit der Person sprechen und die WebCam der Person wird eingeblendet.</text:p>
      <text:p text:style-name="P1"/>
      <text:p text:style-name="P1">Darüber hinaus gibt es in der viruellen Welt Meetingräume. Meetingräume sind an den 3 Tischen auf der Terasse neben dem Kamin. Ein Meetingraum wird von rechts eingeblendet (es kann einen Momant dauern).</text:p>
      <text:p text:style-name="P1"/>
      <text:p text:style-name="P1">Des Weiteren sind ein paar Videos auf der Karte „versteckt“. Videos starten je anch den Sicherheitseinstellungen Eures Browsers automatisch. Sollte das Video nicht automatisch starten, bitte mittels Play-Button oder „Space“-Taste starten. Um sich weiter zu bewegen einmal in das Spielfeld klicken.</text:p>
      <text:p text:style-name="P1"/>
      <text:p text:style-name="P1">Begebe Dich jetzt durch das Gartentor auf die Rote Blume und los geht’s!</text:p>
      <text:p text:style-name="P1"/>
      <text:p text:style-name="P1">Viel Spass</text:p>
      <text:p text:style-name="P1">Tho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.2in" fo:margin-right="0.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Wittpahl</meta:initial-creator>
    <meta:creation-date>2021-01-16T21:43:28</meta:creation-date>
    <dc:date>2021-01-17T18:38:27</dc:date>
    <dc:creator>Thomas Wittpahl</dc:creator>
    <meta:editing-duration>PT20H17M49S</meta:editing-duration>
    <meta:editing-cycles>17</meta:editing-cycles>
    <meta:generator>OpenOffice/4.1.7$Unix OpenOffice.org_project/417m1$Build-9800</meta:generator>
    <meta:document-statistic meta:table-count="0" meta:image-count="0" meta:object-count="0" meta:page-count="1" meta:paragraph-count="13" meta:word-count="223" meta:character-count="1454"/>
  </office:meta>
</office:document-meta>
</file>